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27_12-50-30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7_17-35-08_000.jpg</text:p>
          </table:table-cell>
          <table:table-cell table:style-name="ce20" office:value-type="string">
            <text:p>:m 東和 PHOTO / 210525tu / 谷保駅 / 国立市富士見台二丁目新築計画 / １名 / 小川電気工事（新日本建設） / 日誌</text:p>
          </table:table-cell>
          <table:table-cell table:style-name="ce4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8" table:formula="of:=IF([.E3]=&quot;&quot;;[.C3];CONCATENATE([.C3];&quot; / &quot;;[.E3]))" office:value-type="string" office:string-value=":m 東和 PHOTO / 210525tu / 谷保駅 / 国立市富士見台二丁目新築計画 / １名 / 小川電気工事（新日本建設） / 日誌">
            <text:p>:m 東和 PHOTO / 210525tu / 谷保駅 / 国立市富士見台二丁目新築計画 / １名 / 小川電気工事（新日本建設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27_17-35-51_000.jpg</text:p>
          </table:table-cell>
          <table:table-cell table:style-name="ce20" office:value-type="string">
            <text:p>:m RES #*# / free# JVEMV6 70#_83 / 70. CO2 (lang=ko) / w=~,topic=CO2-mineralization;,other=~,think~,doc=r-22-5~2#2.2;#2.4</text:p>
          </table:table-cell>
          <table:table-cell table:style-name="ce19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8" table:formula="of:=IF([.E4]=&quot;&quot;;[.C4];CONCATENATE([.C4];&quot; / &quot;;[.E4]))" office:value-type="string" office:string-value=":m RES #*# / free# JVEMV6 70#_83 / 70. CO2 (lang=ko) / w=~,topic=CO2-mineralization;,other=~,think~,doc=r-22-5~2#2.2;#2.4">
            <text:p>:m RES #*# / free# JVEMV6 70#_83 / 70. CO2 (lang=ko) / w=~,topic=CO2-mineralization;,other=~,think~,doc=r-22-5~2#2.2;#2.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27_19-19-51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27_21-10-26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27_22-10-47_000.jpg</text:p>
          </table:table-cell>
          <table:table-cell table:style-name="ce19" office:value-type="string">
            <text:p>:PHOTO 記録 / 文書：新聞紙記事 / 1*1 / title=~,other=日付欄,media=東京新聞</text:p>
          </table:table-cell>
          <table:table-cell table:style-name="ce19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8" table:formula="of:=IF([.E7]=&quot;&quot;;[.C7];CONCATENATE([.C7];&quot; / &quot;;[.E7]))" office:value-type="string" office:string-value=":PHOTO 記録 / 文書：新聞紙記事 / 1*1 / title=~,other=日付欄,media=東京新聞">
            <text:p>:PHOTO 記録 / 文書：新聞紙記事 / 1*1 / title=~,other=日付欄,media=東京新聞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27_22-10-54_000.jpg</text:p>
          </table:table-cell>
          <table:table-cell table:style-name="ce19" office:value-type="string">
            <text:p>:PHOTO 記録 / 文書：新聞紙記事 / 1*1 / title=在留資格；取り消し,other=~,media=東京新聞</text:p>
          </table:table-cell>
          <table:table-cell table:style-name="ce17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8" table:formula="of:=IF([.E8]=&quot;&quot;;[.C8];CONCATENATE([.C8];&quot; / &quot;;[.E8]))" office:value-type="string" office:string-value=":PHOTO 記録 / 文書：新聞紙記事 / 1*1 / title=在留資格；取り消し,other=~,media=東京新聞">
            <text:p>:PHOTO 記録 / 文書：新聞紙記事 / 1*1 / title=在留資格；取り消し,other=~,media=東京新聞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28_03-05-31_000.jpg</text:p>
          </table:table-cell>
          <table:table-cell table:style-name="ce18" office:value-type="string">
            <text:p>:m other / log / 寝る前　ウェブ閲覧　記録　（for オナニー） / 了</text:p>
          </table:table-cell>
          <table:table-cell table:style-name="ce17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28_03-05-34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5-28_09-58-0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7_17-46-23_000.m4a</text:p>
          </table:table-cell>
          <table:table-cell table:style-name="ce8" office:value-type="string">
            <text:p>:VOICE-MEMO / @自宅 / メモ / topic=lets / content=東急、いなげや：肉の値段を、見てみよう：生鮮もの</text:p>
          </table:table-cell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VOICE-MEMO / @自宅 / メモ / topic=lets / content=東急、いなげや：肉の値段を、見てみよう：生鮮もの">
            <text:p>:VOICE-MEMO / @自宅 / メモ / topic=lets / content=東急、いなげや：肉の値段を、見てみよう：生鮮もの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8">2021/05/28</text:date>, <text:time>11:10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28T11:10:16.84</dc:date>
    <dc:creator>iwabuchi ken</dc:creator>
    <meta:editing-duration>P33DT17H10M58S</meta:editing-duration>
    <meta:editing-cycles>12530</meta:editing-cycles>
    <meta:document-statistic meta:table-count="1" meta:cell-count="350" meta:object-count="0"/>
  </office:meta>
</office:document-meta>
</file>